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ro16" style:family="table-row">
      <style:table-row-properties style:row-height="0.452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00000])" office:value-type="float" office:value="1178" calcext:value-type="float">
            <text:p>1178</text:p>
          </table:table-cell>
          <table:table-cell table:style-name="ce7" table:formula="of:=COUNTIF([.B7:.B1000000];&quot;X&quot;)" office:value-type="float" office:value="1014" calcext:value-type="float">
            <text:p>1014</text:p>
          </table:table-cell>
          <table:table-cell table:style-name="ce7" table:formula="of:=COUNTIF([.C7:.C1000000];&quot;X&quot;)" office:value-type="float" office:value="20" calcext:value-type="float">
            <text:p>20</text:p>
          </table:table-cell>
          <table:table-cell table:style-name="ce7" table:formula="of:=COUNTIF([.D7:.D1000000];&quot;X&quot;)" office:value-type="float" office:value="83" calcext:value-type="float">
            <text:p>83</text:p>
          </table:table-cell>
          <table:table-cell table:style-name="ce7" table:formula="of:=COUNTIF([.E7:.E1000000];&quot;X&quot;)" office:value-type="float" office:value="1" calcext:value-type="float">
            <text:p>1</text:p>
          </table:table-cell>
          <table:table-cell table:style-name="ce7" table:formula="of:=COUNTIF([.F7:.F1000000];&quot;X&quot;)" office:value-type="float" office:value="139" calcext:value-type="float">
            <text:p>139</text:p>
          </table:table-cell>
          <table:table-cell table:style-name="ce25" table:formula="of:=SUM([.B2:.F2])" office:value-type="float" office:value="1257" calcext:value-type="float">
            <text:p>12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style-name="ce47"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style-name="ce47"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style-name="ce47"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style-name="ce47"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style-name="ce47"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style-name="ce47"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style-name="ce47"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style-name="ce47"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style-name="ce47"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style-name="ce47"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style-name="ce47"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style-name="ce47"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style-name="ce47"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style-name="ce47"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3" table:number-rows-repeated="65">
          <table:table-cell table:style-name="ce2"/>
          <table:table-cell table:style-name="ce7" table:number-columns-repeated="5"/>
          <table:table-cell table:style-name="ce2" table:number-columns-repeated="20"/>
          <table:table-cell table:number-columns-repeated="998"/>
        </table:table-row>
        <table:table-row table:style-name="ro15" table:number-rows-repeated="170">
          <table:table-cell table:style-name="ce2"/>
          <table:table-cell table:style-name="ce7" table:number-columns-repeated="5"/>
          <table:table-cell table:style-name="ce2" table:number-columns-repeated="20"/>
          <table:table-cell table:number-columns-repeated="998"/>
        </table:table-row>
        <table:table-row table:style-name="ro15" table:number-rows-repeated="1047156">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3-04">00/00/0000</text:date>, <text:time style:data-style-name="N2" text:time-value="22:53:08.37494810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3-04T22:53:43.168743186</dc:date>
    <meta:editing-duration>P1DT8H19M33S</meta:editing-duration>
    <meta:editing-cycles>1171</meta:editing-cycles>
    <meta:document-statistic meta:table-count="1" meta:cell-count="7110" meta:object-count="0"/>
  </office:meta>
</office:document-meta>
</file>